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" style:family="paragraph" style:parent-style-name="Table_20_Contents"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3" style:family="paragraph" style:parent-style-name="Table_20_Contents">
      <style:text-properties fo:color="#0000ff" style:font-name="Liberation Sans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4" style:family="paragraph" style:parent-style-name="Table_20_Contents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5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6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1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2" style:family="paragraph" style:parent-style-name="Table_20_Contents">
      <style:paragraph-properties fo:margin-left="0.9846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color="#0000ff" style:font-name="Liberation Sans" fo:font-weight="bold" style:font-weight-asian="bold" style:font-weight-complex="bold"/>
    </style:style>
    <style:style style:name="P14" style:family="paragraph" style:parent-style-name="Standard">
      <style:text-properties fo:color="#0000ff" style:font-name="Liberation Sans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6" style:family="paragraph" style:parent-style-name="Table_20_Contents" style:list-style-name="L1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7" style:family="paragraph" style:parent-style-name="Standard" style:list-style-name="L2"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18" style:family="paragraph" style:parent-style-name="Standard" style:list-style-name="L2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9" style:family="paragraph" style:parent-style-name="Standard"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20" style:family="paragraph" style:parent-style-name="Standard" style:list-style-name="L2">
      <style:paragraph-properties fo:margin-left="0.9846in" fo:margin-right="0in" fo:text-indent="-0.25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1" style:family="paragraph" style:parent-style-name="Standard" style:list-style-name="L2">
      <style:paragraph-properties fo:margin-left="0.4925in" fo:margin-right="0in" fo:text-indent="-0.25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2" style:family="paragraph" style:parent-style-name="Standard" style:list-style-name="L2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24" style:family="paragraph" style:parent-style-name="Standard">
      <style:paragraph-properties fo:break-before="pag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T1" style:family="text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T2" style:family="text">
      <style:text-properties fo:color="#0000ff" style:font-name="Liberation Sans" fo:font-size="10.5pt" fo:font-weight="bold" style:font-name-asian="Monospace" style:font-size-asian="10.5pt" style:font-weight-asian="bold" style:font-name-complex="Monospace" style:font-size-complex="10.5pt" style:font-weight-complex="bold"/>
    </style:style>
    <style:style style:name="T3" style:family="text">
      <style:text-properties style:font-name="Liberation Sans" style:text-underline-style="none" style:font-name-asian="Monospace" style:font-name-complex="Monospace"/>
    </style:style>
    <style:style style:name="T4" style:family="text">
      <style:text-properties style:font-name="Liberation Sans"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5" style:family="text">
      <style:text-properties style:text-underline-style="none" style:font-name-asian="Monospace" style:font-name-complex="Monospace"/>
    </style:style>
    <style:style style:name="T6" style:family="text">
      <style:text-properties fo:color="#80000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7" style:family="text">
      <style:text-properties fo:color="#cc0000"/>
    </style:style>
    <style:style style:name="T8" style:family="text">
      <style:text-properties fo:color="#cc0000" style:font-name="Liberation Mono" fo:font-size="9pt" fo:font-style="italic" style:text-underline-style="none" fo:font-weight="bold" style:font-name-asian="Monospace" style:font-size-asian="9pt" style:font-style-asian="italic" style:font-weight-asian="bold" style:font-name-complex="Monospace" style:font-size-complex="9pt" style:font-style-complex="italic" style:font-weight-complex="bold"/>
    </style:style>
    <style:style style:name="T9" style:family="text">
      <style:text-properties fo:color="#000080" style:font-name="Liberation Mono" fo:font-size="9pt" fo:font-style="italic" style:text-underline-style="none" fo:font-weight="bold" style:font-name-asian="Monospace" style:font-size-asian="9pt" style:font-style-asian="italic" style:font-weight-asian="bold" style:font-name-complex="Monospace" style:font-size-complex="9pt" style:font-style-complex="italic" style:font-weight-complex="bold"/>
    </style:style>
    <style:style style:name="T10" style:family="text"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11" style:family="text">
      <style:text-properties fo:color="#000080" style:text-underline-style="none"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utoload\Exception Class</text:p>
      <text:p text:style-name="P14"/>
      <text:p text:style-name="P3">The Autoload\Exception class implementation extends the library Exception base-class.</text:p>
      <text:p text:style-name="P3"/>
      <text:p text:style-name="P4">Design criteria and considerations</text:p>
      <text:p text:style-name="P1"/>
      <text:p text:style-name="P11">Among the design considerations for the Autoload\Exception class are:</text:p>
      <text:p text:style-name="P1"/>
      <text:list xml:id="list1157339601" text:style-name="L1">
        <text:list-item>
          <text:p text:style-name="P16">The Autoload\Exception class must extend the Exception class;</text:p>
        </text:list-item>
        <text:list-item>
          <text:p text:style-name="P16">The class should pass all input parameters on to the parent implementation.</text:p>
        </text:list-item>
      </text:list>
      <text:p text:style-name="P1"/>
      <text:p text:style-name="P1">No class properties (variables) are required beyond what is used locally within each class method.</text:p>
      <text:p text:style-name="P1"/>
      <text:p text:style-name="P2">Coding</text:p>
      <text:p text:style-name="P1"/>
      <text:p text:style-name="Table_20_Contents"><text:span text:style-name="T1">The </text:span><text:span text:style-name="T2">Autoload\Exception</text:span><text:span text:style-name="T1"> class contains a single method – the class constructor (</text:span><text:span text:style-name="T10">__construct</text:span><text:span text:style-name="T1">).</text:span></text:p>
      <text:p text:style-name="P1"/>
      <text:p text:style-name="P7">__construct</text:p>
      <text:p text:style-name="P6"/>
      <text:p text:style-name="P6">The class constructor extends the Exception class by passing the message, code and any previous exception information to the parent class. <text:s/>All remaining Exception class functionality is provided by the parent class. <text:s/>Refer to the PHP user guide for further information.</text:p>
      <text:p text:style-name="P6"/>
      <text:p text:style-name="P25">/**</text:p>
      <text:p text:style-name="P23"><text:tab/> * __construct</text:p>
      <text:p text:style-name="P23"><text:tab/> *</text:p>
      <text:p text:style-name="P23"><text:tab/> * Create an exception object instance</text:p>
      <text:p text:style-name="P23"><text:tab/> * @param string $message <text:s text:c="4"/>= message to send</text:p>
      <text:p text:style-name="P23"><text:tab/> * @param integer $code <text:s text:c="6"/>= exception code</text:p>
      <text:p text:style-name="P23"><text:tab/> * @param Exception $previous = (optional) previous exception</text:p>
      <text:p text:style-name="P23"><text:tab/> * @return object instance</text:p>
      <text:p text:style-name="P23"><text:tab/> */</text:p>
      <text:p text:style-name="P23"><text:tab/>public function __construct($message, $code=0, Exception $previous=null)</text:p>
      <text:p text:style-name="P23"><text:tab/>{</text:p>
      <text:p text:style-name="P23"><text:tab/><text:tab/>parent::__construct($message, (int)$code, $previous);</text:p>
      <text:p text:style-name="P23"><text:tab/>}</text:p>
      <text:p text:style-name="P6"/>
      <text:p text:style-name="P6">The class constructor expects a single mandatory parameter:</text:p>
      <text:p text:style-name="P12"><text:span text:style-name="T9">$message</text:span><text:span text:style-name="T5"> = the exception method or, if it is numeric, the error code value for the exception</text:span></text:p>
      <text:p text:style-name="P6"/>
      <text:p text:style-name="P6">and two optional parameters:</text:p>
      <text:p text:style-name="P12"><text:span text:style-name="T9">$code</text:span><text:span text:style-name="T5"> = error code value, if provided by a library class</text:span></text:p>
      <text:p text:style-name="P12"><text:span text:style-name="T9">$previous</text:span><text:span text:style-name="T5"> = previous exception, for nested exceptions</text:span></text:p>
      <text:p text:style-name="P6"/>
      <text:p text:style-name="P5"><text:span text:style-name="T5">The </text:span><text:span text:style-name="T9">$message</text:span><text:span text:style-name="T5">, </text:span><text:span text:style-name="T9">$code</text:span><text:span text:style-name="T11"> </text:span><text:span text:style-name="T5">and </text:span><text:span text:style-name="T9">$previous</text:span><text:span text:style-name="T5"> values are passed on to the Exception class.</text:span></text:p>
      <text:p text:style-name="P10"/>
      <text:p text:style-name="P10"/>
      <text:p text:style-name="P9">Example(s)</text:p>
      <text:p text:style-name="P8"/>
      <text:p text:style-name="P8"/>
      <text:p text:style-name="P9">Source Listing</text:p>
      <text:p text:style-name="P8"/>
      <text:p text:style-name="P8">The complete class listing for the Autoload\Exception library class, as documented above.</text:p>
      <text:p text:style-name="P8"/>
      <text:p text:style-name="P8">Additional code:</text:p>
      <text:list xml:id="list1780558370" text:style-name="L2">
        <text:list-item>
          <text:p text:style-name="P17"><text:span text:style-name="T3">The namespace for the autoload package is </text:span><text:span text:style-name="T4">Library\Autoload</text:span><text:span text:style-name="T3">;</text:span></text:p>
        </text:list-item>
        <text:list-item>
          <text:p text:style-name="P18">Since Autoload\Exception extends the Exception class, which in turn extends the PHP Exception <text:soft-page-break/>class, the following methods are inherited:</text:p>
        </text:list-item>
        <text:list-item>
          <text:p text:style-name="P20">getCode()<text:tab/><text:tab/>Exception code</text:p>
        </text:list-item>
        <text:list-item>
          <text:p text:style-name="P20">getMessage()<text:tab/><text:tab/>Exception method</text:p>
        </text:list-item>
        <text:list-item>
          <text:p text:style-name="P20">getFile()<text:tab/><text:tab/>Source file name</text:p>
        </text:list-item>
        <text:list-item>
          <text:p text:style-name="P20">getTrace()<text:tab/><text:tab/>An array of backtrace()</text:p>
        </text:list-item>
        <text:list-item>
          <text:p text:style-name="P20">getPrevious()<text:tab/><text:tab/>Previous exception</text:p>
        </text:list-item>
        <text:list-item>
          <text:p text:style-name="P20">getTraceAsString()<text:tab/>Formatted string of trace</text:p>
        </text:list-item>
        <text:list-item>
          <text:p text:style-name="P21">Since Exception extends the PHP Exception class, the following properties are inherited:</text:p>
        </text:list-item>
        <text:list-item>
          <text:p text:style-name="P20">$message<text:tab/><text:tab/>Exception method</text:p>
        </text:list-item>
        <text:list-item>
          <text:p text:style-name="P20">$code<text:tab/><text:tab/><text:tab/>User defined exception code</text:p>
        </text:list-item>
        <text:list-item>
          <text:p text:style-name="P20">$file<text:tab/><text:tab/><text:tab/>Source file name</text:p>
        </text:list-item>
        <text:list-item>
          <text:p text:style-name="P20">$line<text:tab/><text:tab/><text:tab/>Source line</text:p>
          <text:p text:style-name="P22"/>
          <text:p text:style-name="P22"/>
        </text:list-item>
      </text:list>
      <text:p text:style-name="P15"/>
      <text:p text:style-name="P15"/>
      <text:p text:style-name="P24">&lt;?php</text:p>
      <text:p text:style-name="P23">namespace Library\Autoload;</text:p>
      <text:p text:style-name="P23"/>
      <text:p text:style-name="P23">/*</text:p>
      <text:p text:style-name="P23"><text:s/>* <text:tab/><text:tab/>Autoload\Exception is copyright © 2012. EarthWalk Software.</text:p>
      <text:p text:style-name="P23"><text:s/>* <text:tab/><text:tab/>Licensed under the Academic Free License version 3.0</text:p>
      <text:p text:style-name="P23"><text:s/>* <text:tab/><text:tab/>Refer to the file named License.txt provided with the source, </text:p>
      <text:p text:style-name="P23"><text:s/>*<text:tab/><text:tab/><text:tab/>or from http://opensource.org/licenses/academic.php</text:p>
      <text:p text:style-name="P23"><text:s/>*/</text:p>
      <text:p text:style-name="P23"/>
      <text:p text:style-name="P23">/**</text:p>
      <text:p text:style-name="P23"><text:s/>* Exception.</text:p>
      <text:p text:style-name="P23"><text:s/>*</text:p>
      <text:p text:style-name="P23"><text:s/>* Autoload\Exception class.</text:p>
      <text:p text:style-name="P23"><text:s/>* @author Jay Wheeler.</text:p>
      <text:p text:style-name="P23"><text:s/>* @version 1.0</text:p>
      <text:p text:style-name="P23"><text:s/>* @copyright © 2012. EarthWalk Software.</text:p>
      <text:p text:style-name="P23"><text:s/>* @license Licensed under the Academic Free License version 3.0</text:p>
      <text:p text:style-name="P23"><text:s/>* @package Library</text:p>
      <text:p text:style-name="P23"><text:s/>* @subpackage Autoload</text:p>
      <text:p text:style-name="P23"><text:s/>*/</text:p>
      <text:p text:style-name="P23"/>
      <text:p text:style-name="P23">class Exception extends \Library\Exception</text:p>
      <text:p text:style-name="P23">{</text:p>
      <text:p text:style-name="P23"><text:tab/>/**</text:p>
      <text:p text:style-name="P23"><text:tab/> * __construct</text:p>
      <text:p text:style-name="P23"><text:tab/> *</text:p>
      <text:p text:style-name="P23"><text:tab/> * Create an exception object instance</text:p>
      <text:p text:style-name="P23"><text:tab/> * @param string $message <text:s text:c="4"/>= message to send</text:p>
      <text:p text:style-name="P23"><text:tab/> * @param integer $code <text:s text:c="6"/>= exception code</text:p>
      <text:p text:style-name="P23"><text:tab/> * @param Exception $previous = (optional) previous exception</text:p>
      <text:p text:style-name="P23"><text:tab/> * @return Exception object instance</text:p>
      <text:p text:style-name="P23"><text:tab/> */</text:p>
      <text:p text:style-name="P23"><text:tab/>public function __construct($message, $code=0, Exception $previous=null)</text:p>
      <text:p text:style-name="P23"><text:tab/>{</text:p>
      <text:p text:style-name="P23"><text:tab/><text:tab/>parent::__construct($message, (int)$code, $previous);</text:p>
      <text:p text:style-name="P23"><text:tab/>}</text:p>
      <text:p text:style-name="P23"/>
      <text:p text:style-name="P23">}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color="#0000ff"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5-19T20:16:12</meta:creation-date>
    <dc:date>2012-05-20T07:44:44</dc:date>
    <dc:creator>Jay </dc:creator>
    <meta:editing-duration>PT01H05M33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3" meta:paragraph-count="82" meta:word-count="462" meta:character-count="3249"/>
  </office:meta>
</office:document-meta>
</file>